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ntarell" svg:font-family="Cantarell"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7.622cm" fo:min-width="19.077cm" loext:decorative="false"/>
      <style:paragraph-properties style:writing-mode="lr-tb"/>
    </style:style>
    <style:style style:name="gr2" style:family="graphic" style:parent-style-name="standard">
      <style:graphic-properties draw:textarea-horizontal-align="justify" draw:textarea-vertical-align="middle" draw:auto-grow-height="false" fo:min-height="0.749cm" fo:min-width="0.47cm" style:writing-mode="lr-tb" loext:decorative="false"/>
      <style:paragraph-properties style:writing-mode="lr-tb"/>
    </style:style>
    <style:style style:name="gr3" style:family="graphic" style:parent-style-name="standard">
      <style:graphic-properties draw:stroke="none" draw:fill-color="#ffffff" draw:textarea-horizontal-align="justify" draw:textarea-vertical-align="middle" draw:auto-grow-height="false" fo:min-height="0.279cm" fo:min-width="0.47cm" style:writing-mode="lr-tb" loext:decorative="false"/>
      <style:paragraph-properties style:writing-mode="lr-tb"/>
    </style:style>
    <style:style style:name="gr4" style:family="graphic" style:parent-style-name="standard">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317cm" loext:decorative="false"/>
      <style:paragraph-properties style:writing-mode="lr-tb"/>
    </style:style>
    <style:style style:name="gr6" style:family="graphic" style:parent-style-name="standard">
      <style:graphic-properties draw:stroke="none" draw:fill="none" fo:min-height="1.112cm" loext:decorative="false"/>
      <style:paragraph-properties style:writing-mode="lr-tb"/>
    </style:style>
    <style:style style:name="gr7" style:family="graphic" style:parent-style-name="standard">
      <style:graphic-properties draw:textarea-horizontal-align="justify" draw:textarea-vertical-align="middle" draw:auto-grow-height="false" fo:min-height="1.14cm" fo:min-width="0.136cm"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9" style:family="graphic" style:parent-style-name="standard">
      <style:graphic-properties draw:fill-color="#ff4000" draw:textarea-horizontal-align="justify" draw:textarea-vertical-align="middle" draw:auto-grow-height="false" fo:min-height="0.862cm" fo:min-width="0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11" style:family="graphic" style:parent-style-name="standard">
      <style:graphic-properties draw:fill-color="#158466" draw:textarea-horizontal-align="justify" draw:textarea-vertical-align="middle" draw:auto-grow-height="false" fo:min-height="0.749cm" fo:min-width="0.47cm" style:writing-mode="lr-tb" loext:decorative="false"/>
      <style:paragraph-properties style:writing-mode="lr-tb"/>
    </style:style>
    <style:style style:name="gr1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1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3.952cm" loext:decorative="false"/>
      <style:paragraph-properties style:writing-mode="lr-tb"/>
    </style:style>
    <style:style style:name="gr24" style:family="graphic" style:parent-style-name="standard">
      <style:graphic-properties draw:stroke="none" draw:fill="none" fo:min-height="1.667cm" loext:decorative="false"/>
      <style:paragraph-properties style:writing-mode="lr-tb"/>
    </style:style>
    <style:style style:name="gr25" style:family="graphic" style:parent-style-name="standard">
      <style:graphic-properties draw:textarea-horizontal-align="justify" draw:textarea-vertical-align="middle" draw:auto-grow-height="false" fo:min-height="0.965cm" fo:min-width="0.136cm" style:writing-mode="lr-tb"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7.571cm" loext:decorative="false"/>
      <style:paragraph-properties style:writing-mode="lr-tb"/>
    </style:style>
    <style:style style:name="gr27" style:family="graphic" style:parent-style-name="standard">
      <style:graphic-properties draw:textarea-horizontal-align="justify" draw:textarea-vertical-align="middle" draw:auto-grow-height="false" fo:min-height="3.919cm" fo:min-width="0.453cm" style:writing-mode="lr-tb" loext:decorative="false"/>
      <style:paragraph-properties style:writing-mode="lr-tb"/>
    </style:style>
    <style:style style:name="gr2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2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3.778cm" loext:decorative="false"/>
      <style:paragraph-properties style:writing-mode="lr-tb"/>
    </style:style>
    <style:style style:name="gr40" style:family="graphic" style:parent-style-name="standard">
      <style:graphic-properties draw:stroke="none" draw:fill="none" fo:min-height="3.498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975cm" loext:decorative="false"/>
      <style:paragraph-properties style:writing-mode="lr-tb"/>
    </style:style>
    <style:style style:name="gr42" style:family="graphic" style:parent-style-name="standard">
      <style:graphic-properties draw:textarea-horizontal-align="justify" draw:textarea-vertical-align="middle" draw:auto-grow-height="false" fo:min-height="0.703cm" fo:min-width="0.77cm" style:writing-mode="lr-tb" loext:decorative="false"/>
      <style:paragraph-properties style:writing-mode="lr-tb"/>
    </style:style>
    <style:style style:name="gr43" style:family="graphic" style:parent-style-name="standard">
      <style:graphic-properties draw:textarea-horizontal-align="justify" draw:textarea-vertical-align="middle" draw:auto-grow-height="false" fo:min-height="0.583cm" fo:min-width="0.136cm" style:writing-mode="lr-tb" loext:decorative="false"/>
      <style:paragraph-properties style:writing-mode="lr-tb"/>
    </style:style>
    <style:style style:name="gr44" style:family="graphic" style:parent-style-name="standard">
      <style:graphic-properties draw:textarea-horizontal-align="justify" draw:textarea-vertical-align="middle" draw:auto-grow-height="false" fo:min-height="0.584cm" fo:min-width="0.136cm" style:writing-mode="lr-tb"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965cm" loext:decorative="false"/>
      <style:paragraph-properties style:writing-mode="lr-tb"/>
    </style:style>
    <style:style style:name="gr4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4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7" style:family="graphic" style:parent-style-name="standard">
      <style:graphic-properties draw:stroke="none" draw:fill="none" fo:min-height="3.232cm" loext:decorative="false"/>
      <style:paragraph-properties style:writing-mode="lr-tb"/>
    </style:style>
    <style:style style:name="gr5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5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69" style:family="graphic" style:parent-style-name="standard">
      <style:graphic-properties draw:textarea-horizontal-align="justify" draw:textarea-vertical-align="middle" draw:auto-grow-height="false" fo:min-height="2.529cm" fo:min-width="0.136cm" loext:decorative="false"/>
      <style:paragraph-properties style:writing-mode="lr-tb"/>
    </style:style>
    <style:style style:name="gr70" style:family="graphic" style:parent-style-name="standard">
      <style:graphic-properties draw:textarea-horizontal-align="justify" draw:textarea-vertical-align="middle" draw:auto-grow-height="false" fo:min-height="2.895cm" fo:min-width="0.136cm" loext:decorative="false"/>
      <style:paragraph-properties style:writing-mode="lr-tb"/>
    </style:style>
    <style:style style:name="gr71" style:family="graphic" style:parent-style-name="standard">
      <style:graphic-properties draw:textarea-horizontal-align="justify" draw:textarea-vertical-align="middle" draw:auto-grow-height="false" fo:min-height="0.702cm" fo:min-width="0.77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169cm" fo:min-width="0cm" loext:decorative="false"/>
      <style:paragraph-properties style:writing-mode="lr-tb"/>
    </style:style>
    <style:style style:name="gr73" style:family="graphic" style:parent-style-name="standard">
      <style:graphic-properties draw:textarea-horizontal-align="justify" draw:textarea-vertical-align="middle" draw:auto-grow-height="false" fo:min-height="1.14cm" fo:min-width="0.294cm" loext:decorative="false"/>
      <style:paragraph-properties style:writing-mode="lr-tb"/>
    </style:style>
    <style:style style:name="gr7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7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3.139cm" loext:decorative="false"/>
      <style:paragraph-properties style:writing-mode="lr-tb"/>
    </style:style>
    <style:style style:name="gr8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7"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8"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89"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0"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1"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2"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3"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4"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5"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6" style:family="graphic" style:parent-style-name="standard" style:list-style-name="L1">
      <style:graphic-properties draw:stroke="none" draw:fill-color="#ffffff" draw:textarea-horizontal-align="justify" draw:textarea-vertical-align="middle" draw:auto-grow-height="false" fo:min-height="0.27cm" fo:min-width="0.47cm" style:writing-mode="lr-tb"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2.86cm" loext:decorative="false"/>
      <style:paragraph-properties style:writing-mode="lr-tb"/>
    </style:style>
    <style:style style:name="P1" style:family="paragraph">
      <style:paragraph-properties fo:margin-left="0cm" fo:margin-right="0cm" fo:margin-top="0.051cm" fo:margin-bottom="0cm" fo:text-indent="0cm"/>
    </style:style>
    <style:style style:name="P2" style:family="paragraph">
      <style:paragraph-properties fo:margin-left="0cm" fo:margin-right="0cm" fo:margin-top="0.051cm" fo:margin-bottom="0cm" fo:line-height="100%" fo:text-indent="0cm"/>
    </style:style>
    <style:style style:name="P3" style:family="paragraph">
      <loext:graphic-properties draw:fill="none" draw:fill-color="#ffffff"/>
    </style:style>
    <style:style style:name="P4" style:family="paragraph">
      <style:paragraph-properties fo:text-align="center"/>
      <style:text-properties style:font-name="Liberation Mono" fo:font-size="11pt"/>
    </style:style>
    <style:style style:name="P5" style:family="paragraph">
      <style:paragraph-properties fo:text-align="center" style:writing-mode="lr-tb"/>
      <style:text-properties style:font-name="Liberation Mono" fo:font-size="11pt"/>
    </style:style>
    <style:style style:name="P6" style:family="paragraph">
      <style:paragraph-properties fo:text-align="center"/>
      <style:text-properties style:font-name="Liberation Mono" fo:font-size="10pt"/>
    </style:style>
    <style:style style:name="P7" style:family="paragraph">
      <loext:graphic-properties draw:fill-color="#ffffff"/>
      <style:paragraph-properties fo:text-align="center" style:writing-mode="lr-tb"/>
      <style:text-properties style:font-name="Liberation Mono" fo:font-size="10pt"/>
    </style:style>
    <style:style style:name="P8" style:family="paragraph">
      <loext:graphic-properties draw:fill-color="#ffffff"/>
      <style:paragraph-properties fo:text-align="center" style:writing-mode="lr-tb"/>
      <style:text-properties style:font-name="Liberation Mono" fo:font-size="11pt"/>
    </style:style>
    <style:style style:name="P9" style:family="paragraph">
      <loext:graphic-properties draw:fill="none"/>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color="#ff4000"/>
      <style:paragraph-properties fo:text-align="center"/>
    </style:style>
    <style:style style:name="P13" style:family="paragraph">
      <loext:graphic-properties draw:fill-color="#158466"/>
      <style:paragraph-properties fo:text-align="center" style:writing-mode="lr-tb"/>
      <style:text-properties style:font-name="Liberation Mono" fo:font-size="11pt"/>
    </style:style>
    <style:style style:name="P14" style:family="paragraph">
      <style:paragraph-properties fo:text-align="center"/>
      <style:text-properties style:font-name="Liberation Mono" fo:font-size="10pt" style:letter-kerning="true" style:font-name-asian="Noto Sans CJK SC" style:font-size-asian="18pt" style:font-name-complex="Noto Sans Devanagari" style:font-size-complex="18pt"/>
    </style:style>
    <style:style style:name="P15" style:family="paragraph">
      <loext:graphic-properties draw:fill-color="#ffffff"/>
      <style:paragraph-properties fo:text-align="center" style:writing-mode="lr-tb"/>
      <style:text-properties style:font-name="Liberation Mono" fo:font-size="10pt" style:letter-kerning="true" style:font-name-asian="Noto Sans CJK SC" style:font-size-asian="18pt" style:font-name-complex="Noto Sans Devanagari" style:font-size-complex="18pt"/>
    </style:style>
    <style:style style:name="P16" style:family="paragraph">
      <loext:graphic-properties draw:fill="none" draw:fill-color="#ffffff"/>
      <style:text-properties fo:font-size="18pt"/>
    </style:style>
    <style:style style:name="P17" style:family="paragraph">
      <style:paragraph-properties fo:margin-top="0.152cm" fo:margin-bottom="0.102cm"/>
    </style:style>
    <style:style style:name="P18" style:family="paragraph">
      <loext:graphic-properties draw:fill="none"/>
      <style:paragraph-properties fo:margin-top="0.152cm" fo:margin-bottom="0.102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style:font-size-asian="10pt" style:font-size-complex="10pt"/>
    </style:style>
    <style:style style:name="T3" style:family="text">
      <style:text-properties fo:font-size="6pt" fo:font-weight="bold" style:font-weight-asian="bold" style:font-weight-complex="bold"/>
    </style:style>
    <style:style style:name="T4" style:family="text">
      <style:text-properties fo:font-size="6pt" style:font-size-asian="10pt" style:font-size-complex="10pt"/>
    </style:style>
    <style:style style:name="T5" style:family="text">
      <style:text-properties fo:font-size="14pt" fo:font-weight="bold" style:font-size-asian="10pt" style:font-weight-asian="bold" style:font-size-complex="10pt" style:font-weight-complex="bold"/>
    </style:style>
    <style:style style:name="T6" style:family="text">
      <style:text-properties style:font-name="Liberation Mono" fo:font-size="11pt"/>
    </style:style>
    <style:style style:name="T7" style:family="text">
      <style:text-properties style:font-name="Liberation Mono" fo:font-size="10pt" style:letter-kerning="true" style:font-name-asian="Noto Sans CJK SC" style:font-size-asian="18pt" style:font-name-complex="Noto Sans Devanagari" style:font-size-complex="18pt"/>
    </style:style>
    <style:style style:name="T8" style:family="text">
      <style:text-properties style:font-name="Liberation Mono" fo:font-size="10pt"/>
    </style:style>
    <style:style style:name="T9" style:family="text">
      <style:text-properties fo:font-size="18pt"/>
    </style:style>
    <style:style style:name="T10" style:family="text">
      <style:text-properties fo:font-size="12pt" style:font-size-asian="10pt" style:font-size-complex="10pt"/>
    </style:style>
    <style:style style:name="T11"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3" draw:layer="layout" svg:width="24.974cm" svg:height="17.872cm" svg:x="1.108cm" svg:y="1.473cm">
          <draw:text-box>
            <text:p><text:span text:style-name="T1">Sorting</text:span></text:p>
            <text:p text:style-name="P1"><text:span text:style-name="T2">- Sorting is the process of arranging data in a specific order (ascending or descending) </text:span></text:p>
            <text:p text:style-name="P1"><text:span text:style-name="T2">- Sorting is fundamental for optimizing the efficiency of other algorithms (search)</text:span></text:p>
            <text:p><text:span text:style-name="T3"/></text:p>
            <text:p><text:span text:style-name="T1">Common Sorting Algorithms</text:span></text:p>
            <text:p text:style-name="P2"><text:span text:style-name="T4"/></text:p>
            <text:p text:style-name="P2"><text:span text:style-name="T2">- </text:span><text:span text:style-name="T5">Bubble</text:span></text:p>
            <text:p text:style-name="P2"><text:span text:style-name="T2"><text:s text:c="2"/></text:span><text:span text:style-name="T2">- Repeatedly steps thought the data, comparing adjacent elements, and swap them </text:span></text:p>
            <text:p text:style-name="P2"><text:span text:style-name="T2"><text:s text:c="4"/></text:span><text:span text:style-name="T2">if they are in the wrong order</text:span></text:p>
            <text:p text:style-name="P2"><text:span text:style-name="T4"/></text:p>
            <text:p text:style-name="P2"><text:span text:style-name="T2">- </text:span><text:span text:style-name="T5">Selection</text:span></text:p>
            <text:p text:style-name="P2"><text:span text:style-name="T2"><text:s text:c="2"/></text:span><text:span text:style-name="T2">- Divide the data in two parts: sorted and unsorted</text:span></text:p>
            <text:p text:style-name="P2"><text:span text:style-name="T2"><text:s text:c="2"/></text:span><text:span text:style-name="T2">- Repeatedly selects the smallest (or largest) element from the unsorted part and</text:span></text:p>
            <text:p text:style-name="P2"><text:span text:style-name="T2"><text:s text:c="4"/></text:span><text:span text:style-name="T2">Move to the sorted part</text:span></text:p>
            <text:p text:style-name="P2"><text:span text:style-name="T4"/></text:p>
            <text:p text:style-name="P2"><text:span text:style-name="T2">- </text:span><text:span text:style-name="T5">Insertion</text:span></text:p>
            <text:p text:style-name="P2"><text:span text:style-name="T2"><text:s text:c="2"/></text:span><text:span text:style-name="T2">- Repeatedly find the correct position for new elements, moving the existing elements</text:span></text:p>
            <text:p text:style-name="P2"><text:span text:style-name="T2"><text:s text:c="4"/></text:span><text:span text:style-name="T2">To open space for new elements</text:span></text:p>
            <text:p text:style-name="P2"><text:span text:style-name="T4"/></text:p>
            <text:p text:style-name="P2"><text:span text:style-name="T2">- </text:span><text:span text:style-name="T5">Quick</text:span><text:span text:style-name="T2"> (Divide and conquer</text:span></text:p>
            <text:p text:style-name="P2"><text:span text:style-name="T2"><text:s text:c="2"/></text:span><text:span text:style-name="T2">- Picks a pivot element, partitions the data around the pivot, and recursively sort the</text:span></text:p>
            <text:p text:style-name="P2"><text:span text:style-name="T2"><text:s text:c="4"/></text:span><text:span text:style-name="T2">partitions</text:span></text:p>
            <text:p text:style-name="P2"><text:span text:style-name="T4"/></text:p>
            <text:p text:style-name="P2"><text:span text:style-name="T2">- </text:span><text:span text:style-name="T5">Merge</text:span><text:span text:style-name="T2"> (divide and conquer)</text:span></text:p>
            <text:p text:style-name="P2"><text:span text:style-name="T2"><text:s text:c="2"/></text:span><text:span text:style-name="T2">- Recursively, divides the data in two halves, sort each half and then merge the</text:span></text:p>
            <text:p text:style-name="P2"><text:span text:style-name="T2"><text:s text:c="4"/></text:span><text:span text:style-name="T2">sorted halves</text:span></text:p>
            <text:p text:style-name="P2"><text:span text:style-name="T4"/></text:p>
            <text:p text:style-name="P2"><text:span text:style-name="T2">- </text:span><text:span text:style-name="T5">Heap</text:span></text:p>
            <text:p text:style-name="P2"><text:span text:style-name="T2"><text:s text:c="2"/></text:span><text:span text:style-name="T2">- Utilizes a binary heap data structure</text:span></text:p>
            <text:p text:style-name="P2"><text:span text:style-name="T2"><text:s text:c="2"/></text:span><text:span text:style-name="T2">- Builds a max heap from the input data and then repeatedly extracts the max</text:span></text:p>
            <text:p text:style-name="P2"><text:span text:style-name="T2"><text:s text:c="4"/></text:span><text:span text:style-name="T2">Element from the heap and add to the end of the data.</text:span></text:p>
            <text:p text:style-name="P2"><text:span text:style-name="T4"/></text:p>
            <text:p text:style-name="P2"><text:span text:style-name="T5">- Is possible to sort in O(N)?</text:span></text:p>
          </draw:text-box>
        </draw:frame>
      </draw:page>
      <draw:page draw:name="page2" draw:style-name="dp1" draw:master-page-name="Default">
        <draw:custom-shape draw:style-name="gr2" draw:text-style-name="P5" draw:layer="layout" svg:width="0.97cm" svg:height="0.999cm" svg:x="25.465cm" svg:y="6.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6.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6.032cm">
          <text:p text:style-name="P4"><text:span text:style-name="T6">9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6.0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6.0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6.0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6.0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6.0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6.0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6.0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6.0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6.0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6.0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6.0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6.0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6.0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6.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6.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6.0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6.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6.032cm">
          <text:p text:style-name="P4"><text:span text:style-name="T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6.0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6.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6.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6.0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6.0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5.475cm" svg:y="5.432cm">
          <text:p text:style-name="P6"><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5.4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3.542cm" svg:y="5.432cm">
          <text:p text:style-name="P6"><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5.4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5.4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0.678cm" svg:y="5.432cm">
          <text:p text:style-name="P6"><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5.4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8.755cm" svg:y="5.432cm">
          <text:p text:style-name="P6"><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5.4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6.868cm" svg:y="5.432cm">
          <text:p text:style-name="P6"><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5.4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5.4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4.017cm" svg:y="5.432cm">
          <text:p text:style-name="P6"><text:span text:style-name="T7">13</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3.058cm" svg:y="5.432cm">
          <text:p text:style-name="P6"><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5.4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5.4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10.189cm" svg:y="5.432cm">
          <text:p text:style-name="P6"><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5.4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5.4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7.296cm" svg:y="5.432cm">
          <text:p text:style-name="P6"><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5.4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5.409cm" svg:y="5.432cm">
          <text:p text:style-name="P6"><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5.4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5.4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cm" svg:x="2.523cm" svg:y="5.432cm">
          <text:p text:style-name="P6"><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5.4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5" draw:text-style-name="P3" draw:layer="layout" svg:width="3.817cm" svg:height="0.962cm" svg:x="1.061cm" svg:y="1cm">
          <draw:text-box>
            <text:p>Bubble Sort</text:p>
          </draw:text-box>
        </draw:frame>
        <draw:frame draw:style-name="gr6" draw:text-style-name="P9" draw:layer="layout" svg:width="25.4cm" svg:height="1.362cm" svg:x="1.317cm" svg:y="2.27cm">
          <draw:text-box>
            <text:p><text:span text:style-name="T2">- Repeatedly steps thought the data, comparing adjacent elements, and swap them if they are in the wrong order</text:span></text:p>
          </draw:text-box>
        </draw:frame>
        <draw:custom-shape draw:style-name="gr7" draw:text-style-name="P11" draw:layer="layout" svg:width="1.27cm" svg:height="1.587cm" svg:x="1.317cm" svg:y="7.033cm">
          <text:p text:style-name="P10">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3" draw:layer="layout" svg:width="11.403cm" svg:height="2.384cm" svg:x="1.662cm" svg:y="11.795cm">
          <draw:text-box>
            <text:p><text:s text:c="2"/>if array[i] &gt; array[i+1]</text:p>
            <text:p><text:s text:c="4"/>swap(i, i+1)</text:p>
            <text:p><text:s text:c="2"/>i++</text:p>
          </draw:text-box>
        </draw:frame>
        <draw:custom-shape draw:style-name="gr9" draw:text-style-name="P12" draw:layer="layout" svg:width="0.953cm" svg:height="1.27cm" svg:x="24.495cm" svg:y="3.8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3" draw:layer="layout" svg:width="0.853cm" svg:height="0.962cm" svg:x="3.857cm" svg:y="7.8cm">
          <draw:text-box>
            <text:p>0</text:p>
          </draw:text-box>
        </draw:frame>
      </draw:page>
      <draw:page draw:name="page3" draw:style-name="dp1" draw:master-page-name="Default">
        <draw:custom-shape draw:style-name="gr11" draw:text-style-name="P13" draw:layer="layout" svg:width="0.97cm" svg:height="0.999cm" svg:x="25.465cm" svg:y="6.7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4.495cm" svg:y="6.7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3.542cm" svg:y="6.7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2.572cm" svg:y="6.7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1.637cm" svg:y="6.7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0.667cm" svg:y="6.7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9.714cm" svg:y="6.7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8.755cm" svg:y="6.7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7.827cm" svg:y="6.7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6.868cm" svg:y="6.7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904cm" svg:y="6.7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945cm" svg:y="6.7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4.017cm" svg:y="6.7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3.058cm" svg:y="6.7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2.094cm" svg:y="6.7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1.135cm" svg:y="6.7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0.189cm" svg:y="6.7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9.219cm" svg:y="6.7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8.266cm" svg:y="6.7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7.296cm" svg:y="6.7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6.379cm" svg:y="6.7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5.409cm" svg:y="6.7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4.456cm" svg:y="6.7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3.486cm" svg:y="6.7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2.523cm" svg:y="6.7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64cm" svg:y="6.7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12" draw:text-style-name="P15" draw:layer="layout" svg:width="0.97cm" svg:height="0.52cm" svg:x="25.475cm" svg:y="6.1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6.1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0.97cm" svg:height="0.52cm" svg:x="23.542cm" svg:y="6.1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6.1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6.1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14" draw:text-style-name="P15" draw:layer="layout" svg:width="0.97cm" svg:height="0.52cm" svg:x="20.678cm" svg:y="6.1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6.1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15" draw:text-style-name="P15" draw:layer="layout" svg:width="0.97cm" svg:height="0.52cm" svg:x="18.755cm" svg:y="6.1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6.1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16" draw:text-style-name="P15" draw:layer="layout" svg:width="0.97cm" svg:height="0.52cm" svg:x="16.868cm" svg:y="6.1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6.1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6.1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17" draw:text-style-name="P15" draw:layer="layout" svg:width="0.97cm" svg:height="0.52cm" svg:x="14.017cm" svg:y="6.1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18" draw:text-style-name="P15" draw:layer="layout" svg:width="0.97cm" svg:height="0.52cm" svg:x="13.058cm" svg:y="6.1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6.1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6.1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19" draw:text-style-name="P15" draw:layer="layout" svg:width="0.97cm" svg:height="0.52cm" svg:x="10.189cm" svg:y="6.1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6.1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6.1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20" draw:text-style-name="P15" draw:layer="layout" svg:width="0.97cm" svg:height="0.52cm" svg:x="7.296cm" svg:y="6.1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6.1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0.97cm" svg:height="0.52cm" svg:x="5.409cm" svg:y="6.1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6.1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6.1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22" draw:text-style-name="P15" draw:layer="layout" svg:width="0.97cm" svg:height="0.52cm" svg:x="2.523cm" svg:y="6.1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6.1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23" draw:text-style-name="P3" draw:layer="layout" svg:width="4.452cm" svg:height="0.962cm" svg:x="1.061cm" svg:y="1cm">
          <draw:text-box>
            <text:p>Selection Sort</text:p>
          </draw:text-box>
        </draw:frame>
        <draw:frame draw:style-name="gr24" draw:text-style-name="P9" draw:layer="layout" svg:width="25.717cm" svg:height="1.917cm" svg:x="1cm" svg:y="1.94cm">
          <draw:text-box>
            <text:p><text:span text:style-name="T2">- Divide the data in two parts: sorted and unsorted</text:span></text:p>
            <text:p><text:span text:style-name="T2">- Repeatedly selects the smallest (or largest) element from the unsorted part and move to the sorted part</text:span></text:p>
          </draw:text-box>
        </draw:frame>
        <draw:custom-shape draw:style-name="gr7" draw:text-style-name="P11" draw:layer="layout" svg:width="1.27cm" svg:height="1.588cm" svg:x="1.317cm" svg:y="4.809cm">
          <text:p text:style-name="P10">i</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1" draw:layer="layout" svg:width="1.27cm" svg:height="1.387cm" svg:x="2.287cm" svg:y="7.985cm">
          <text:p text:style-name="P10">j</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3" draw:layer="layout" svg:width="8.071cm" svg:height="1.673cm" svg:x="11.45cm" svg:y="11.257cm">
          <draw:text-box>
            <text:p>If array[j] &lt; array[minIndex]</text:p>
            <text:p><text:s text:c="2"/>minIndex = j</text:p>
          </draw:text-box>
        </draw:frame>
        <draw:custom-shape draw:style-name="gr27" draw:text-style-name="P11" draw:layer="layout" svg:width="1.905cm" svg:height="4.763cm" svg:x="1.017cm" svg:y="8.102cm">
          <text:p text:style-name="P10">mi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4" draw:style-name="dp1" draw:master-page-name="Default">
        <draw:custom-shape draw:style-name="gr2" draw:text-style-name="P5" draw:layer="layout" svg:width="0.97cm" svg:height="0.999cm" svg:x="25.465cm" svg:y="7.3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7.3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7.3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7.3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7.3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7.3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7.3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7.3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7.3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7.3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7.3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7.3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7.3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7.3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7.3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7.3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7.3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7.3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7.3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7.3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7.3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7.3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7.3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7.3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8" draw:text-style-name="P15" draw:layer="layout" svg:width="0.97cm" svg:height="0.52cm" svg:x="25.475cm" svg:y="6.7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6.7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29" draw:text-style-name="P15" draw:layer="layout" svg:width="0.97cm" svg:height="0.52cm" svg:x="23.542cm" svg:y="6.7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6.7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6.7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30" draw:text-style-name="P15" draw:layer="layout" svg:width="0.97cm" svg:height="0.52cm" svg:x="20.678cm" svg:y="6.7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6.7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31" draw:text-style-name="P15" draw:layer="layout" svg:width="0.97cm" svg:height="0.52cm" svg:x="18.755cm" svg:y="6.7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6.7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0.97cm" svg:height="0.52cm" svg:x="16.868cm" svg:y="6.7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6.7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6.7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33" draw:text-style-name="P15" draw:layer="layout" svg:width="0.97cm" svg:height="0.52cm" svg:x="14.017cm" svg:y="6.7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34" draw:text-style-name="P15" draw:layer="layout" svg:width="0.97cm" svg:height="0.52cm" svg:x="13.058cm" svg:y="6.7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6.7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6.7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0.97cm" svg:height="0.52cm" svg:x="10.189cm" svg:y="6.7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6.7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6.7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36" draw:text-style-name="P15" draw:layer="layout" svg:width="0.97cm" svg:height="0.52cm" svg:x="7.296cm" svg:y="6.7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6.7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37" draw:text-style-name="P15" draw:layer="layout" svg:width="0.97cm" svg:height="0.52cm" svg:x="5.409cm" svg:y="6.7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6.7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6.7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0.97cm" svg:height="0.52cm" svg:x="2.523cm" svg:y="6.7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6.7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39" draw:text-style-name="P3" draw:layer="layout" svg:width="4.278cm" svg:height="0.962cm" svg:x="1.061cm" svg:y="1cm">
          <draw:text-box>
            <text:p>Insertion Sort</text:p>
          </draw:text-box>
        </draw:frame>
        <draw:frame draw:style-name="gr40" draw:text-style-name="P9" draw:layer="layout" svg:width="25.717cm" svg:height="3.748cm" svg:x="1cm" svg:y="1.697cm">
          <draw:text-box>
            <text:p><text:span text:style-name="T2">- Visit each index starting from the second one</text:span></text:p>
            <text:p><text:span text:style-name="T2"><text:s text:c="2"/></text:span><text:span text:style-name="T2">- For each index copy the its value to an variable (current)</text:span></text:p>
            <text:p><text:span text:style-name="T2"><text:s text:c="2"/></text:span><text:span text:style-name="T2">- Go left moving each value one position to the right while it is greater than the copied value</text:span></text:p>
            <text:p><text:span text:style-name="T2"><text:s text:c="2"/></text:span><text:span text:style-name="T2">- When there is no smaller elements or you reach the begin of the array save the copied value</text:span></text:p>
            <text:p><text:span text:style-name="T2"><text:s/></text:span><text:span text:style-name="T2"># Like the previous two algorithm one session of the array will be sorted while we move on the unsorted session</text:span></text:p>
            <text:p><text:span text:style-name="T2"/></text:p>
          </draw:text-box>
        </draw:frame>
        <draw:frame draw:style-name="gr41" draw:text-style-name="P3" draw:layer="layout" svg:width="2.475cm" svg:height="0.962cm" svg:x="1.47cm" svg:y="9.931cm">
          <draw:text-box>
            <text:p>current</text:p>
          </draw:text-box>
        </draw:frame>
        <draw:custom-shape draw:style-name="gr42" draw:text-style-name="P11" draw:layer="layout" svg:width="1.27cm" svg:height="0.953cm" svg:x="3.927cm" svg:y="10.002cm">
          <text:p text:style-name="P10">33</text:p>
          <draw:enhanced-geometry svg:viewBox="0 0 21600 21600" draw:type="rectangle" draw:enhanced-path="M 0 0 L 21600 0 21600 21600 0 21600 0 0 Z N"/>
        </draw:custom-shape>
        <draw:custom-shape draw:style-name="gr43" draw:text-style-name="P11" draw:layer="layout" svg:width="1.27cm" svg:height="0.952cm" svg:x="2.27cm" svg:y="5.763cm">
          <text:p text:style-name="P10">i</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11" draw:layer="layout" svg:width="1.27cm" svg:height="0.952cm" svg:x="2.587cm" svg:y="8.62cm">
          <text:p text:style-name="P10">j</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5" draw:style-name="dp1" draw:master-page-name="Default">
        <draw:frame draw:style-name="gr45" draw:text-style-name="P16" draw:layer="layout" svg:width="3.465cm" svg:height="0.962cm" svg:x="1.061cm" svg:y="1cm">
          <draw:text-box>
            <text:p><text:span text:style-name="T9">Quick Sort</text:span></text:p>
          </draw:text-box>
        </draw:frame>
        <draw:custom-shape draw:style-name="gr2" draw:text-style-name="P5" draw:layer="layout" svg:width="0.97cm" svg:height="0.999cm" svg:x="25.226cm" svg:y="19.051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256cm" svg:y="19.051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303cm" svg:y="19.051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333cm" svg:y="19.05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398cm" svg:y="19.051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428cm" svg:y="19.051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475cm" svg:y="19.051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516cm" svg:y="19.051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588cm" svg:y="19.051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629cm" svg:y="19.051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65cm" svg:y="19.051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706cm" svg:y="19.05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778cm" svg:y="19.05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819cm" svg:y="19.051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855cm" svg:y="19.05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896cm" svg:y="19.051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95cm" svg:y="19.051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98cm" svg:y="19.05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027cm" svg:y="19.05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057cm" svg:y="19.051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14cm" svg:y="19.05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17cm" svg:y="19.05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217cm" svg:y="19.051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247cm" svg:y="19.051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84cm" svg:y="19.051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25cm" svg:y="19.051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46" draw:text-style-name="P15" draw:layer="layout" svg:width="0.97cm" svg:height="0.52cm" svg:x="25.236cm" svg:y="18.451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267cm" svg:y="18.451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47" draw:text-style-name="P15" draw:layer="layout" svg:width="0.97cm" svg:height="0.52cm" svg:x="23.303cm" svg:y="18.451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333cm" svg:y="18.451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398cm" svg:y="18.451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48" draw:text-style-name="P15" draw:layer="layout" svg:width="0.97cm" svg:height="0.52cm" svg:x="20.439cm" svg:y="18.451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475cm" svg:y="18.451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49" draw:text-style-name="P15" draw:layer="layout" svg:width="0.97cm" svg:height="0.52cm" svg:x="18.516cm" svg:y="18.451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588cm" svg:y="18.451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50" draw:text-style-name="P15" draw:layer="layout" svg:width="0.97cm" svg:height="0.52cm" svg:x="16.629cm" svg:y="18.451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665cm" svg:y="18.451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706cm" svg:y="18.451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51" draw:text-style-name="P15" draw:layer="layout" svg:width="0.97cm" svg:height="0.52cm" svg:x="13.778cm" svg:y="18.451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52" draw:text-style-name="P15" draw:layer="layout" svg:width="0.97cm" svg:height="0.52cm" svg:x="12.819cm" svg:y="18.451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855cm" svg:y="18.451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0.896cm" svg:y="18.451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53" draw:text-style-name="P15" draw:layer="layout" svg:width="0.97cm" svg:height="0.52cm" svg:x="9.95cm" svg:y="18.451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98cm" svg:y="18.451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027cm" svg:y="18.451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54" draw:text-style-name="P15" draw:layer="layout" svg:width="0.97cm" svg:height="0.52cm" svg:x="7.057cm" svg:y="18.451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14cm" svg:y="18.451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55" draw:text-style-name="P15" draw:layer="layout" svg:width="0.97cm" svg:height="0.52cm" svg:x="5.17cm" svg:y="18.451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217cm" svg:y="18.451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247cm" svg:y="18.451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0.97cm" svg:height="0.52cm" svg:x="2.284cm" svg:y="18.451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317cm" svg:y="18.442cm">
          <text:p text:style-name="P6"><text:span text:style-name="T8">0</text:span></text:p>
          <draw:enhanced-geometry svg:viewBox="0 0 21600 21600" draw:mirror-horizontal="false" draw:mirror-vertical="false" draw:type="rectangle" draw:enhanced-path="M 0 0 L 21600 0 21600 21600 0 21600 0 0 Z N"/>
        </draw:custom-shape>
        <draw:frame draw:style-name="gr57" draw:text-style-name="P18" draw:layer="layout" svg:width="25.083cm" svg:height="3.482cm" svg:x="1.117cm" svg:y="2.015cm">
          <draw:text-box>
            <text:p text:style-name="P17"><text:span text:style-name="T10">- Choose a Pivot: Select an element from the array to act as the pivot (first, mid, last, random index)</text:span></text:p>
            <text:p text:style-name="P17"><text:span text:style-name="T10">- Partitioning: Rearrange the array so that all elements less than the pivot come before it, and all elements greater than the pivot come after it. The pivot is now in its final position.</text:span></text:p>
            <text:p text:style-name="P17"><text:span text:style-name="T10">- Recursively apply the same process to the sub-arrays of elements with smaller and larger values.</text:span></text:p>
            <text:p text:style-name="P17"><text:span text:style-name="T11"/></text:p>
          </draw:text-box>
        </draw:frame>
        <draw:custom-shape draw:style-name="gr2" draw:text-style-name="P5" draw:layer="layout" svg:width="0.97cm" svg:height="0.999cm" svg:x="25.42cm" svg:y="7.621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5cm" svg:y="7.621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497cm" svg:y="7.62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27cm" svg:y="7.621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592cm" svg:y="7.621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22cm" svg:y="7.621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669cm" svg:y="7.621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1cm" svg:y="7.621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782cm" svg:y="7.621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23cm" svg:y="7.621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859cm" svg:y="7.621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cm" svg:y="7.621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3.972cm" svg:y="7.621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13cm" svg:y="7.621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49cm" svg:y="7.621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1.09cm" svg:y="7.621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44cm" svg:y="7.621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174cm" svg:y="7.62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21cm" svg:y="7.62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51cm" svg:y="7.62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34cm" svg:y="7.621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364cm" svg:y="7.621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11cm" svg:y="7.621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41cm" svg:y="7.621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78cm" svg:y="7.621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11" draw:text-style-name="P13" draw:layer="layout" svg:width="0.97cm" svg:height="0.999cm" svg:x="1.519cm" svg:y="7.621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58" draw:text-style-name="P15" draw:layer="layout" svg:width="0.97cm" svg:height="0.52cm" svg:x="25.43cm" svg:y="7.021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461cm" svg:y="7.021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59" draw:text-style-name="P15" draw:layer="layout" svg:width="0.97cm" svg:height="0.52cm" svg:x="23.497cm" svg:y="7.021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27cm" svg:y="7.021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592cm" svg:y="7.021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60" draw:text-style-name="P15" draw:layer="layout" svg:width="0.97cm" svg:height="0.52cm" svg:x="20.633cm" svg:y="7.021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669cm" svg:y="7.021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61" draw:text-style-name="P15" draw:layer="layout" svg:width="0.97cm" svg:height="0.52cm" svg:x="18.71cm" svg:y="7.021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782cm" svg:y="7.021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62" draw:text-style-name="P15" draw:layer="layout" svg:width="0.97cm" svg:height="0.52cm" svg:x="16.823cm" svg:y="7.021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859cm" svg:y="7.021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cm" svg:y="7.021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63" draw:text-style-name="P15" draw:layer="layout" svg:width="0.97cm" svg:height="0.52cm" svg:x="13.972cm" svg:y="7.021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64" draw:text-style-name="P15" draw:layer="layout" svg:width="0.97cm" svg:height="0.52cm" svg:x="13.013cm" svg:y="7.021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49cm" svg:y="7.021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09cm" svg:y="7.021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65" draw:text-style-name="P15" draw:layer="layout" svg:width="0.97cm" svg:height="0.52cm" svg:x="10.144cm" svg:y="7.021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174cm" svg:y="7.021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21cm" svg:y="7.021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0.97cm" svg:height="0.52cm" svg:x="7.251cm" svg:y="7.021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34cm" svg:y="7.021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67" draw:text-style-name="P15" draw:layer="layout" svg:width="0.97cm" svg:height="0.52cm" svg:x="5.364cm" svg:y="7.021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11cm" svg:y="7.021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41cm" svg:y="7.021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68" draw:text-style-name="P15" draw:layer="layout" svg:width="0.97cm" svg:height="0.52cm" svg:x="2.478cm" svg:y="7.021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11cm" svg:y="7.012cm">
          <text:p text:style-name="P6"><text:span text:style-name="T8">0</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1.27cm" svg:height="3.175cm" svg:x="2.27cm" svg:y="8.937cm">
          <text:p text:style-name="P10">lef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10" draw:layer="layout" svg:width="1.27cm" svg:height="3.593cm" svg:x="25.33cm" svg:y="8.837cm">
          <text:p text:style-name="P10">righ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1" draw:text-style-name="P10" draw:layer="layout" svg:width="1.27cm" svg:height="0.952cm" svg:x="3.54cm" svg:y="5.445cm">
          <text:p text:style-name="P10">15</text:p>
          <draw:enhanced-geometry svg:viewBox="0 0 21600 21600" draw:type="rectangle" draw:enhanced-path="M 0 0 L 21600 0 21600 21600 0 21600 0 0 Z N"/>
        </draw:custom-shape>
        <draw:frame draw:style-name="gr72" draw:text-style-name="P3" draw:layer="layout" svg:width="1.84cm" svg:height="0.962cm" svg:x="1.582cm" svg:y="5.445cm">
          <draw:text-box>
            <text:p>pivot</text:p>
          </draw:text-box>
        </draw:frame>
        <draw:custom-shape draw:style-name="gr70" draw:text-style-name="P10" draw:layer="layout" svg:width="1.27cm" svg:height="3.593cm" svg:x="12.847cm" svg:y="8.737cm">
          <text:p text:style-name="P10">righ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10" draw:layer="layout" svg:width="1.27cm" svg:height="3.175cm" svg:x="14.87cm" svg:y="8.937cm">
          <text:p text:style-name="P10">lef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3" draw:text-style-name="P10" draw:layer="layout" svg:width="1.588cm" svg:height="1.587cm" svg:x="13.064cm" svg:y="15.923cm">
          <text:p text:style-name="P10">G</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10" draw:layer="layout" svg:width="1.27cm" svg:height="3.593cm" svg:x="9.89cm" svg:y="8.62cm">
          <text:p text:style-name="P10">righ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9" draw:text-style-name="P10" draw:layer="layout" svg:width="1.27cm" svg:height="3.175cm" svg:x="11.795cm" svg:y="8.755cm">
          <text:p text:style-name="P10">lef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6" draw:style-name="dp1" draw:master-page-name="Default">
        <draw:custom-shape draw:style-name="gr2" draw:text-style-name="P5" draw:layer="layout" svg:width="0.97cm" svg:height="0.999cm" svg:x="25.465cm" svg:y="5.9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5.9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5.9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5.9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5.9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5.9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5.9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5.9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5.9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5.9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5.9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5.9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5.9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5.9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5.9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5.9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5.9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5.9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5.9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5.9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5.9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5.9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5.9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5.9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5.9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5.9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74" draw:text-style-name="P15" draw:layer="layout" svg:width="0.97cm" svg:height="0.52cm" svg:x="25.475cm" svg:y="5.3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5.3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75" draw:text-style-name="P15" draw:layer="layout" svg:width="0.97cm" svg:height="0.52cm" svg:x="23.542cm" svg:y="5.3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5.3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5.3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76" draw:text-style-name="P15" draw:layer="layout" svg:width="0.97cm" svg:height="0.52cm" svg:x="20.678cm" svg:y="5.3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5.3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77" draw:text-style-name="P15" draw:layer="layout" svg:width="0.97cm" svg:height="0.52cm" svg:x="18.755cm" svg:y="5.3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5.3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78" draw:text-style-name="P15" draw:layer="layout" svg:width="0.97cm" svg:height="0.52cm" svg:x="16.868cm" svg:y="5.3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5.3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5.3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79" draw:text-style-name="P15" draw:layer="layout" svg:width="0.97cm" svg:height="0.52cm" svg:x="14.017cm" svg:y="5.3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80" draw:text-style-name="P15" draw:layer="layout" svg:width="0.97cm" svg:height="0.52cm" svg:x="13.058cm" svg:y="5.3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5.3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5.3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81" draw:text-style-name="P15" draw:layer="layout" svg:width="0.97cm" svg:height="0.52cm" svg:x="10.189cm" svg:y="5.3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5.3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5.3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0.97cm" svg:height="0.52cm" svg:x="7.296cm" svg:y="5.3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5.3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83" draw:text-style-name="P15" draw:layer="layout" svg:width="0.97cm" svg:height="0.52cm" svg:x="5.409cm" svg:y="5.3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5.3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5.3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84" draw:text-style-name="P15" draw:layer="layout" svg:width="0.97cm" svg:height="0.52cm" svg:x="2.523cm" svg:y="5.3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5.3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85" draw:text-style-name="P3" draw:layer="layout" svg:width="3.639cm" svg:height="0.962cm" svg:x="1.061cm" svg:y="1cm">
          <draw:text-box>
            <text:p>Merge Sort</text:p>
          </draw:text-box>
        </draw:frame>
        <draw:frame draw:style-name="gr6" draw:text-style-name="P9" draw:layer="layout" svg:width="25.331cm" svg:height="1.362cm" svg:x="1.069cm" svg:y="1.952cm">
          <draw:text-box>
            <text:p><text:span text:style-name="T2">- Recursively, divides the data in two halves, sort each half and then merge the sorted halves</text:span></text:p>
          </draw:text-box>
        </draw:frame>
      </draw:page>
      <draw:page draw:name="page7" draw:style-name="dp1" draw:master-page-name="Default">
        <draw:custom-shape draw:style-name="gr2" draw:text-style-name="P5" draw:layer="layout" svg:width="0.97cm" svg:height="0.999cm" svg:x="25.465cm" svg:y="5.032cm">
          <text:p text:style-name="P4"><text:span text:style-name="T6">3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4.495cm" svg:y="5.032cm">
          <text:p text:style-name="P4"><text:span text:style-name="T6">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3.542cm" svg:y="5.032cm">
          <text:p text:style-name="P4"><text:span text:style-name="T6">3</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2.572cm" svg:y="5.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1.637cm" svg:y="5.032cm">
          <text:p text:style-name="P4"><text:span text:style-name="T6">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0.667cm" svg:y="5.032cm">
          <text:p text:style-name="P4"><text:span text:style-name="T6">44</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9.714cm" svg:y="5.032cm">
          <text:p text:style-name="P4"><text:span text:style-name="T6">5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8.755cm" svg:y="5.032cm">
          <text:p text:style-name="P4"><text:span text:style-name="T6">8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7.827cm" svg:y="5.032cm">
          <text:p text:style-name="P4"><text:span text:style-name="T6">16</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6.868cm" svg:y="5.032cm">
          <text:p text:style-name="P4"><text:span text:style-name="T6">3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904cm" svg:y="5.032cm">
          <text:p text:style-name="P4"><text:span text:style-name="T6">5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945cm" svg:y="5.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4.017cm" svg:y="5.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3.058cm" svg:y="5.032cm">
          <text:p text:style-name="P4"><text:span text:style-name="T6">1</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2.094cm" svg:y="5.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1.135cm" svg:y="5.032cm">
          <text:p text:style-name="P4"><text:span text:style-name="T6">10</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0.189cm" svg:y="5.032cm">
          <text:p text:style-name="P4"><text:span text:style-name="T6">1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9.219cm" svg:y="5.032cm">
          <text:p text:style-name="P4"><text:span text:style-name="T6">7</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8.266cm" svg:y="5.032cm">
          <text:p text:style-name="P4"><text:span text:style-name="T6">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7.296cm" svg:y="5.032cm">
          <text:p text:style-name="P4"><text:span text:style-name="T6">6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6.379cm" svg:y="5.032cm">
          <text:p text:style-name="P4"><text:span text:style-name="T6">9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5.409cm" svg:y="5.032cm">
          <text:p text:style-name="P4"><text:span text:style-name="T6">12</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4.456cm" svg:y="5.032cm">
          <text:p text:style-name="P4"><text:span text:style-name="T6">49</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3.486cm" svg:y="5.032cm">
          <text:p text:style-name="P4"><text:span text:style-name="T6">1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2.523cm" svg:y="5.032cm">
          <text:p text:style-name="P4"><text:span text:style-name="T6">35</text:span></text:p>
          <draw:enhanced-geometry svg:viewBox="0 0 21600 21600" draw:mirror-horizontal="false" draw:mirror-vertical="false" draw:type="rectangle" draw:enhanced-path="M 0 0 L 21600 0 21600 21600 0 21600 0 0 Z N"/>
        </draw:custom-shape>
        <draw:custom-shape draw:style-name="gr2" draw:text-style-name="P5" draw:layer="layout" svg:width="0.97cm" svg:height="0.999cm" svg:x="1.564cm" svg:y="5.032cm">
          <text:p text:style-name="P4"><text:span text:style-name="T6">91</text:span></text:p>
          <draw:enhanced-geometry svg:viewBox="0 0 21600 21600" draw:mirror-horizontal="false" draw:mirror-vertical="false" draw:type="rectangle" draw:enhanced-path="M 0 0 L 21600 0 21600 21600 0 21600 0 0 Z N"/>
        </draw:custom-shape>
        <draw:custom-shape draw:style-name="gr86" draw:text-style-name="P15" draw:layer="layout" svg:width="0.97cm" svg:height="0.52cm" svg:x="25.475cm" svg:y="4.432cm">
          <text:p text:style-name="P14"><text:span text:style-name="T7">2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4.506cm" svg:y="4.432cm">
          <text:p text:style-name="P4"><text:span text:style-name="T8">24</text:span></text:p>
          <draw:enhanced-geometry svg:viewBox="0 0 21600 21600" draw:mirror-horizontal="false" draw:mirror-vertical="false" draw:type="rectangle" draw:enhanced-path="M 0 0 L 21600 0 21600 21600 0 21600 0 0 Z N"/>
        </draw:custom-shape>
        <draw:custom-shape draw:style-name="gr87" draw:text-style-name="P15" draw:layer="layout" svg:width="0.97cm" svg:height="0.52cm" svg:x="23.542cm" svg:y="4.432cm">
          <text:p text:style-name="P14"><text:span text:style-name="T7">2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2.572cm" svg:y="4.432cm">
          <text:p text:style-name="P4"><text:span text:style-name="T8">2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21.637cm" svg:y="4.432cm">
          <text:p text:style-name="P4"><text:span text:style-name="T8">21</text:span></text:p>
          <draw:enhanced-geometry svg:viewBox="0 0 21600 21600" draw:mirror-horizontal="false" draw:mirror-vertical="false" draw:type="rectangle" draw:enhanced-path="M 0 0 L 21600 0 21600 21600 0 21600 0 0 Z N"/>
        </draw:custom-shape>
        <draw:custom-shape draw:style-name="gr88" draw:text-style-name="P15" draw:layer="layout" svg:width="0.97cm" svg:height="0.52cm" svg:x="20.678cm" svg:y="4.432cm">
          <text:p text:style-name="P14"><text:span text:style-name="T7">2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9.714cm" svg:y="4.432cm">
          <text:p text:style-name="P4"><text:span text:style-name="T8">19</text:span></text:p>
          <draw:enhanced-geometry svg:viewBox="0 0 21600 21600" draw:mirror-horizontal="false" draw:mirror-vertical="false" draw:type="rectangle" draw:enhanced-path="M 0 0 L 21600 0 21600 21600 0 21600 0 0 Z N"/>
        </draw:custom-shape>
        <draw:custom-shape draw:style-name="gr89" draw:text-style-name="P15" draw:layer="layout" svg:width="0.97cm" svg:height="0.52cm" svg:x="18.755cm" svg:y="4.432cm">
          <text:p text:style-name="P14"><text:span text:style-name="T7">1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7.827cm" svg:y="4.432cm">
          <text:p text:style-name="P4"><text:span text:style-name="T8">17</text:span></text:p>
          <draw:enhanced-geometry svg:viewBox="0 0 21600 21600" draw:mirror-horizontal="false" draw:mirror-vertical="false" draw:type="rectangle" draw:enhanced-path="M 0 0 L 21600 0 21600 21600 0 21600 0 0 Z N"/>
        </draw:custom-shape>
        <draw:custom-shape draw:style-name="gr90" draw:text-style-name="P15" draw:layer="layout" svg:width="0.97cm" svg:height="0.52cm" svg:x="16.868cm" svg:y="4.432cm">
          <text:p text:style-name="P14"><text:span text:style-name="T7">1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5.904cm" svg:y="4.432cm">
          <text:p text:style-name="P4"><text:span text:style-name="T8">15</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4.945cm" svg:y="4.432cm">
          <text:p text:style-name="P4"><text:span text:style-name="T8">14</text:span></text:p>
          <draw:enhanced-geometry svg:viewBox="0 0 21600 21600" draw:mirror-horizontal="false" draw:mirror-vertical="false" draw:type="rectangle" draw:enhanced-path="M 0 0 L 21600 0 21600 21600 0 21600 0 0 Z N"/>
        </draw:custom-shape>
        <draw:custom-shape draw:style-name="gr91" draw:text-style-name="P15" draw:layer="layout" svg:width="0.97cm" svg:height="0.52cm" svg:x="14.017cm" svg:y="4.432cm">
          <text:p text:style-name="P14"><text:span text:style-name="T7">13</text:span></text:p>
          <draw:enhanced-geometry svg:viewBox="0 0 21600 21600" draw:mirror-horizontal="false" draw:mirror-vertical="false" draw:type="rectangle" draw:enhanced-path="M 0 0 L 21600 0 21600 21600 0 21600 0 0 Z N"/>
        </draw:custom-shape>
        <draw:custom-shape draw:style-name="gr92" draw:text-style-name="P15" draw:layer="layout" svg:width="0.97cm" svg:height="0.52cm" svg:x="13.058cm" svg:y="4.432cm">
          <text:p text:style-name="P14"><text:span text:style-name="T7">12</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2.094cm" svg:y="4.432cm">
          <text:p text:style-name="P4"><text:span text:style-name="T8">11</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11.135cm" svg:y="4.432cm">
          <text:p text:style-name="P4"><text:span text:style-name="T8">10</text:span></text:p>
          <draw:enhanced-geometry svg:viewBox="0 0 21600 21600" draw:mirror-horizontal="false" draw:mirror-vertical="false" draw:type="rectangle" draw:enhanced-path="M 0 0 L 21600 0 21600 21600 0 21600 0 0 Z N"/>
        </draw:custom-shape>
        <draw:custom-shape draw:style-name="gr93" draw:text-style-name="P15" draw:layer="layout" svg:width="0.97cm" svg:height="0.52cm" svg:x="10.189cm" svg:y="4.432cm">
          <text:p text:style-name="P14"><text:span text:style-name="T7">9</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9.219cm" svg:y="4.432cm">
          <text:p text:style-name="P4"><text:span text:style-name="T8">8</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8.266cm" svg:y="4.432cm">
          <text:p text:style-name="P4"><text:span text:style-name="T8">7</text:span></text:p>
          <draw:enhanced-geometry svg:viewBox="0 0 21600 21600" draw:mirror-horizontal="false" draw:mirror-vertical="false" draw:type="rectangle" draw:enhanced-path="M 0 0 L 21600 0 21600 21600 0 21600 0 0 Z N"/>
        </draw:custom-shape>
        <draw:custom-shape draw:style-name="gr94" draw:text-style-name="P15" draw:layer="layout" svg:width="0.97cm" svg:height="0.52cm" svg:x="7.296cm" svg:y="4.432cm">
          <text:p text:style-name="P14"><text:span text:style-name="T7">6</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6.379cm" svg:y="4.432cm">
          <text:p text:style-name="P4"><text:span text:style-name="T8">5</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0.97cm" svg:height="0.52cm" svg:x="5.409cm" svg:y="4.432cm">
          <text:p text:style-name="P14"><text:span text:style-name="T7">4</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4.456cm" svg:y="4.432cm">
          <text:p text:style-name="P4"><text:span text:style-name="T8">3</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0.97cm" svg:height="0.52cm" svg:x="3.486cm" svg:y="4.432cm">
          <text:p text:style-name="P4"><text:span text:style-name="T8">2</text:span></text:p>
          <draw:enhanced-geometry svg:viewBox="0 0 21600 21600" draw:mirror-horizontal="false" draw:mirror-vertical="false" draw:type="rectangle" draw:enhanced-path="M 0 0 L 21600 0 21600 21600 0 21600 0 0 Z N"/>
        </draw:custom-shape>
        <draw:custom-shape draw:style-name="gr96" draw:text-style-name="P15" draw:layer="layout" svg:width="0.97cm" svg:height="0.52cm" svg:x="2.523cm" svg:y="4.432cm">
          <text:p text:style-name="P14"><text:span text:style-name="T7">1</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0.97cm" svg:height="0.529cm" svg:x="1.556cm" svg:y="4.423cm">
          <text:p text:style-name="P6"><text:span text:style-name="T8">0</text:span></text:p>
          <draw:enhanced-geometry svg:viewBox="0 0 21600 21600" draw:mirror-horizontal="false" draw:mirror-vertical="false" draw:type="rectangle" draw:enhanced-path="M 0 0 L 21600 0 21600 21600 0 21600 0 0 Z N"/>
        </draw:custom-shape>
        <draw:frame draw:style-name="gr97" draw:text-style-name="P3" draw:layer="layout" svg:width="3.36cm" svg:height="0.962cm" svg:x="1.061cm" svg:y="1cm">
          <draw:text-box>
            <text:p>Heap Sort</text:p>
          </draw:text-box>
        </draw:frame>
        <draw:frame draw:style-name="gr24" draw:text-style-name="P9" draw:layer="layout" svg:width="17.706cm" svg:height="1.917cm" svg:x="1.074cm" svg:y="1.952cm">
          <draw:text-box>
            <text:p><text:span text:style-name="T2">- Utilizes a binary heap data structure</text:span></text:p>
            <text:p><text:span text:style-name="T2">- Builds a max heap from the input data and then repeatedly extracts the max</text:span></text:p>
            <text:p><text:span text:style-name="T2"><text:s text:c="2"/></text:span><text:span text:style-name="T2">Element from the heap and add to the end of the dat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ntarell" svg:font-family="Cantarell"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textarea-vertical-align="bottom"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7-27T20:39:44.987412900</meta:creation-date>
    <meta:generator>LibreOffice/24.2.5.2$Windows_X86_64 LibreOffice_project/bffef4ea93e59bebbeaf7f431bb02b1a39ee8a59</meta:generator>
    <dc:date>2024-08-18T17:34:30.160000000</dc:date>
    <meta:editing-duration>PT2H13M3S</meta:editing-duration>
    <meta:editing-cycles>16</meta:editing-cycles>
    <meta:document-statistic meta:object-count="398"/>
  </office:meta>
</office:document-meta>
</file>